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Normal" style:family="paragraph">
      <style:text-properties fo:font-weight="bold" style:font-weight-asian="bold" fo:font-size="14pt" style:font-size-asian="14pt"/>
    </style:style>
    <style:style style:name="P3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  <style:style style:name="P11" style:parent-style-name="Párrafodelista" style:list-style-name="LFO2" style:family="paragraph"/>
    <style:style style:name="P12" style:parent-style-name="Párrafodelista" style:list-style-name="LFO2" style:family="paragraph"/>
    <style:style style:name="P13" style:parent-style-name="Párrafodelista" style:list-style-name="LFO2" style:family="paragraph"/>
    <style:style style:name="P14" style:parent-style-name="Párrafodelista" style:list-style-name="LFO2" style:family="paragraph"/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name="P17" style:parent-style-name="Párrafodelista" style:list-style-name="LFO2" style:family="paragraph"/>
    <style:style style:name="P18" style:parent-style-name="Párrafodelista" style:list-style-name="LFO2" style:family="paragraph"/>
    <style:style style:name="P19" style:parent-style-name="Párrafodelista" style:list-style-name="LFO2" style:family="paragraph"/>
    <style:style style:name="P20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Párrafodelista" style:list-style-name="LFO1" style:family="paragraph"/>
    <style:style style:name="P26" style:parent-style-name="Párrafodelista" style:list-style-name="LFO1" style:family="paragraph"/>
    <style:style style:name="P27" style:parent-style-name="Párrafodelista" style:list-style-name="LFO1" style:family="paragraph"/>
    <style:style style:name="P2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Párrafodelista" style:list-style-name="LFO1" style:family="paragraph"/>
    <style:style style:name="P31" style:parent-style-name="Párrafodelista" style:list-style-name="LFO1" style:family="paragraph"/>
    <style:style style:name="P32" style:parent-style-name="Párrafodelista" style:list-style-name="LFO1" style:family="paragraph"/>
    <style:style style:name="P33" style:parent-style-name="Párrafodelista" style:list-style-name="LFO1" style:family="paragraph"/>
  </office:automatic-styles>
  <office:body>
    <office:text text:use-soft-page-breaks="true">
      <text:p text:style-name="P1">Proyecto Ingeniería Software</text:p>
      <text:p text:style-name="P2"/>
      <text:p text:style-name="Normal">Requisitos del cliente:</text:p>
      <text:p text:style-name="P3"/>
      <text:p text:style-name="P4">Funcionales</text:p>
      <text:p text:style-name="P5"/>
      <text:list text:style-name="LFO2" text:continue-numbering="true">
        <text:list-item>
          <text:p text:style-name="P6">La aplicación web dispondrá de dos funcionalidades principales. La primera debe permitir seleccionar un tipo de producto en un menú, proporcionando una sugerencia óptima en base al precio y a la puntuación de las encuestas. La segunda debe permitir acceder a un catálogo de productos de un supermercado dado y gestionar la lista de la compra.<text:s/>(1)</text:p>
        </text:list-item>
        <text:list-item>
          <text:p text:style-name="P7">Se debe dar la posibilidad de rechazar una sugerencia de producto, y que aparezca en su lugar la siguiente mejor.(5)</text:p>
        </text:list-item>
        <text:list-item>
          <text:p text:style-name="P8">Debe existir sistema de registro y login de usuarios.(2)</text:p>
        </text:list-item>
        <text:list-item>
          <text:p text:style-name="P9">Se registran las últimas 5 listas de la compra realizadas por un usuario.(3)</text:p>
        </text:list-item>
        <text:list-item>
          <text:p text:style-name="P10">Tiene que haber un mapa que separe el sistema por regiones geográficas.(NO)</text:p>
        </text:list-item>
        <text:list-item>
          <text:p text:style-name="P11">Se tiene implementar el servicio de compra online de manera transparente al usuario.(20)</text:p>
        </text:list-item>
        <text:list-item>
          <text:p text:style-name="P12">Se debe dar la posibilidad de realizar encuestas de calidad de productos<text:s/>y<text:s/>comercios.(1)</text:p>
        </text:list-item>
        <text:list-item>
          <text:p text:style-name="P13">Se debe dar la opción al usuario de calificar el servicio después de cada “propuesta de compra”.(1)</text:p>
        </text:list-item>
        <text:list-item>
          <text:p text:style-name="P14">Los cuestionarios de calidad se califican de 0.5 a 5 mediante una interfaz de click.(1)</text:p>
        </text:list-item>
        <text:list-item>
          <text:p text:style-name="P15">Se debe implementar una ventana de sugerencias para dar “feedback” del servicio.(2)</text:p>
        </text:list-item>
        <text:list-item>
          <text:p text:style-name="P16">Se debe realizar un ranking de comercios en función de los datos de calidad proporcionados por el usuario.(2)</text:p>
        </text:list-item>
        <text:list-item>
          <text:p text:style-name="P17">Envío de newsletters con nuevas ofertas <text:s/>a los usuarios registrados.(4)</text:p>
        </text:list-item>
        <text:list-item>
          <text:p text:style-name="P18">Se debe agrupar los alimentos por categorías (lácteos, fruta, etc).(1)</text:p>
        </text:list-item>
        <text:list-item>
          <text:p text:style-name="P19">La web debe disponer de un ayudante interactivo.(NO)</text:p>
        </text:list-item>
      </text:list>
      <text:p text:style-name="Párrafodelista"/>
      <text:p text:style-name="P20"/>
      <text:p text:style-name="P21"/>
      <text:p text:style-name="P22">Diseño</text:p>
      <text:list text:style-name="LFO1" text:continue-numbering="true">
        <text:list-item>
          <text:p text:style-name="P23">La web debe tener tonos verdes y rojo.</text:p>
        </text:list-item>
        <text:list-item>
          <text:p text:style-name="P24">El logo debe ser<text:s/>una cesta con un símbolo de euro (€) dentro.</text:p>
        </text:list-item>
        <text:list-item>
          <text:p text:style-name="P25">Debe aparecer un deslizable con las ofertas más importantes.</text:p>
        </text:list-item>
        <text:list-item>
          <text:p text:style-name="P26">El sistema de puntuación se representa con corazones (0-5 corazones)</text:p>
        </text:list-item>
        <text:list-item>
          <text:p text:style-name="P27">Se permite cambiar el tamaño de fuente. (NO, zoom)</text:p>
        </text:list-item>
      </text:list>
      <text:p text:style-name="P28"/>
      <text:p text:style-name="P29">Otros</text:p>
      <text:list text:style-name="LFO1" text:continue-numbering="true">
        <text:list-item>
          <text:p text:style-name="P30">El dominio tendrá el mismo nombre que la aplicación.</text:p>
        </text:list-item>
        <text:list-item>
          <text:p text:style-name="P31">El nombre de la aplicación se definirá más adelante.</text:p>
        </text:list-item>
        <text:list-item>
          <text:p text:style-name="P32">Se alojará la web en un servidor gestionado por nuestra empresa.</text:p>
        </text:list-item>
        <text:list-item>
          <text:p text:style-name="P33">(NUESTRA EMPRESA SE LLAMA PJCUBE S.L.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salas</meta:initial-creator>
    <dc:creator>salas</dc:creator>
    <meta:creation-date>2014-02-19T10:31:00Z</meta:creation-date>
    <dc:date>2014-02-19T10:31:00Z</dc:date>
    <meta:template xlink:href="Normal" xlink:type="simple"/>
    <meta:editing-cycles>2</meta:editing-cycles>
    <meta:editing-duration>PT0S</meta:editing-duration>
    <meta:document-statistic meta:page-count="2" meta:paragraph-count="4" meta:word-count="308" meta:character-count="2003" meta:row-count="14" meta:non-whitespace-character-count="1699"/>
  </office:meta>
</office:document-meta>
</file>